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fo:letter-spacing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helvetica neue" fo:font-size="12.6000003814697pt" fo:font-style="normal" fo:font-weight="normal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 <text:span text:style-name="T1">To My Critics</text:span>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Suneet has three digits <text:bookmark text:name="MathJax-Element-1-Frame"/><text:bookmark text:name="MathJax-Span-1"/><text:bookmark text:name="MathJax-Span-2"/><text:bookmark text:name="MathJax-Span-3"/><text:span text:style-name="T2">a</text:span><text:span text:style-name="T3">�</text:span>, <text:bookmark text:name="MathJax-Element-2-Frame"/><text:bookmark text:name="MathJax-Span-4"/><text:bookmark text:name="MathJax-Span-5"/><text:bookmark text:name="MathJax-Span-6"/><text:span text:style-name="T2">b</text:span><text:span text:style-name="T3">�</text:span>, and <text:bookmark text:name="MathJax-Element-3-Frame"/><text:bookmark text:name="MathJax-Span-7"/><text:bookmark text:name="MathJax-Span-8"/><text:bookmark text:name="MathJax-Span-9"/><text:span text:style-name="T2">c</text:span><text:span text:style-name="T3">�</text:span>.</text:p>
      <text:p text:style-name="P9">Since math isn't his strongest point, he asks you to determine if you can choose any two digits to make a sum greater or equal to <text:bookmark text:name="MathJax-Element-4-Frame"/><text:bookmark text:name="MathJax-Span-10"/><text:bookmark text:name="MathJax-Span-11"/><text:bookmark text:name="MathJax-Span-12"/><text:span text:style-name="T4">10</text:span><text:span text:style-name="T3">10</text:span>.</text:p>
      <text:p text:style-name="P10">Output "<text:span text:style-name="T6">YES</text:span>" if there is such a pair, and "<text:span text:style-name="T6">NO</text:span>" otherwise.</text:p>
      <text:p text:style-name="P12">Input</text:p>
      <text:p text:style-name="P9">The first line contains a single integer <text:bookmark text:name="MathJax-Element-5-Frame"/><text:bookmark text:name="MathJax-Span-13"/><text:bookmark text:name="MathJax-Span-14"/><text:bookmark text:name="MathJax-Span-15"/><text:span text:style-name="T2">t</text:span><text:span text:style-name="T3">�</text:span> (<text:bookmark text:name="MathJax-Element-6-Frame"/><text:bookmark text:name="MathJax-Span-16"/><text:bookmark text:name="MathJax-Span-17"/><text:bookmark text:name="MathJax-Span-18"/><text:span text:style-name="T4">1</text:span><text:bookmark text:name="MathJax-Span-19"/><text:span text:style-name="T5">≤</text:span><text:bookmark text:name="MathJax-Span-20"/><text:span text:style-name="T2">t</text:span><text:bookmark text:name="MathJax-Span-21"/><text:span text:style-name="T5">≤</text:span><text:bookmark text:name="MathJax-Span-22"/><text:span text:style-name="T4">1000</text:span><text:span text:style-name="T3">1≤�≤1000</text:span>) — the number of test cases.</text:p>
      <text:p text:style-name="P9">The only line of each test case contains three digits <text:bookmark text:name="MathJax-Element-7-Frame"/><text:bookmark text:name="MathJax-Span-23"/><text:bookmark text:name="MathJax-Span-24"/><text:bookmark text:name="MathJax-Span-25"/><text:span text:style-name="T2">a</text:span><text:span text:style-name="T3">�</text:span>, <text:bookmark text:name="MathJax-Element-8-Frame"/><text:bookmark text:name="MathJax-Span-26"/><text:bookmark text:name="MathJax-Span-27"/><text:bookmark text:name="MathJax-Span-28"/><text:span text:style-name="T2">b</text:span><text:span text:style-name="T3">�</text:span>, <text:bookmark text:name="MathJax-Element-9-Frame"/><text:bookmark text:name="MathJax-Span-29"/><text:bookmark text:name="MathJax-Span-30"/><text:bookmark text:name="MathJax-Span-31"/><text:span text:style-name="T2">c</text:span><text:span text:style-name="T3">�</text:span> (<text:bookmark text:name="MathJax-Element-10-Frame"/><text:bookmark text:name="MathJax-Span-32"/><text:bookmark text:name="MathJax-Span-33"/><text:bookmark text:name="MathJax-Span-34"/><text:span text:style-name="T4">0</text:span><text:bookmark text:name="MathJax-Span-35"/><text:span text:style-name="T5">≤</text:span><text:bookmark text:name="MathJax-Span-36"/><text:span text:style-name="T2">a</text:span><text:bookmark text:name="MathJax-Span-37"/><text:span text:style-name="T4">,</text:span><text:bookmark text:name="MathJax-Span-38"/><text:span text:style-name="T2">b</text:span><text:bookmark text:name="MathJax-Span-39"/><text:span text:style-name="T4">,</text:span><text:bookmark text:name="MathJax-Span-40"/><text:span text:style-name="T2">c</text:span><text:bookmark text:name="MathJax-Span-41"/><text:span text:style-name="T5">≤</text:span><text:bookmark text:name="MathJax-Span-42"/><text:span text:style-name="T4">9</text:span><text:span text:style-name="T3">0≤�,�,�≤9</text:span>).</text:p>
      <text:p text:style-name="P12">Output</text:p>
      <text:p text:style-name="P10">For each test case, output "<text:span text:style-name="T6">YES</text:span>" if such a pair exists, and "<text:span text:style-name="T6">NO</text:span>" otherwise.</text:p>
      <text:p text:style-name="P10">You can output the answer in any case (for example, the strings "<text:span text:style-name="T6">yEs</text:span>", "<text:span text:style-name="T6">yes</text:span>", "<text:span text:style-name="T6">Yes</text:span>" and "<text:span text:style-name="T6">YES</text:span>" will be recognized as a positive answer).</text:p>
      <text:p text:style-name="P11">Example</text:p>
      <text:p text:style-name="P13">input</text:p>
      <text:section text:style-name="Sect1" text:name="id002981564119421025">
        <text:p text:style-name="P14">Copy</text:p>
      </text:section>
      <text:p text:style-name="P1"><text:bookmark text:name="id003591063071253944"/>5</text:p>
      <text:p text:style-name="P4">8 1 2</text:p>
      <text:p text:style-name="P1">4 4 5</text:p>
      <text:p text:style-name="P4">9 9 9</text:p>
      <text:p text:style-name="P1">0 0 0</text:p>
      <text:p text:style-name="P4">8 5 3</text:p>
      <text:p text:style-name="P13">output</text:p>
      <text:section text:style-name="Sect1" text:name="id007735551533206284">
        <text:p text:style-name="P14">Copy</text:p>
      </text:section>
      <text:p text:style-name="P2"><text:bookmark text:name="id0047170048183177116"/>YES</text:p>
      <text:p text:style-name="P3">NO</text:p>
      <text:p text:style-name="P3">YES</text:p>
      <text:p text:style-name="P3">NO</text:p>
      <text:p text:style-name="P3">YES</text:p>
      <text:p text:style-name="P12">Note</text:p>
      <text:p text:style-name="P9">For the first test case, by choosing the digits <text:bookmark text:name="MathJax-Element-11-Frame"/><text:bookmark text:name="MathJax-Span-43"/><text:bookmark text:name="MathJax-Span-44"/><text:bookmark text:name="MathJax-Span-45"/><text:span text:style-name="T4">8</text:span><text:span text:style-name="T3">8</text:span> and <text:bookmark text:name="MathJax-Element-12-Frame"/><text:bookmark text:name="MathJax-Span-46"/><text:bookmark text:name="MathJax-Span-47"/><text:bookmark text:name="MathJax-Span-48"/><text:span text:style-name="T4">2</text:span><text:span text:style-name="T3">2</text:span> we can obtain a sum of <text:bookmark text:name="MathJax-Element-13-Frame"/><text:bookmark text:name="MathJax-Span-49"/><text:bookmark text:name="MathJax-Span-50"/><text:bookmark text:name="MathJax-Span-51"/><text:span text:style-name="T4">8</text:span><text:bookmark text:name="MathJax-Span-52"/><text:span text:style-name="T4">+</text:span><text:bookmark text:name="MathJax-Span-53"/><text:span text:style-name="T4">2</text:span><text:bookmark text:name="MathJax-Span-54"/><text:span text:style-name="T4">=</text:span><text:bookmark text:name="MathJax-Span-55"/><text:span text:style-name="T4">10</text:span><text:span text:style-name="T3">8+2=10</text:span> which satisfies the condition, thus the output should be "<text:span text:style-name="T6">YES</text:span>".</text:p>
      <text:p text:style-name="P9">For the second test case, any combination of chosen digits won't be at least <text:bookmark text:name="MathJax-Element-14-Frame"/><text:bookmark text:name="MathJax-Span-56"/><text:bookmark text:name="MathJax-Span-57"/><text:bookmark text:name="MathJax-Span-58"/><text:span text:style-name="T4">10</text:span><text:span text:style-name="T3">10</text:span>, thus the output should be "<text:span text:style-name="T6">NO</text:span>" (note that we can not choose the digit on the same position twice).</text:p>
      <text:p text:style-name="P9">For the third test case, any combination of chosen digits will have a sum equal to <text:bookmark text:name="MathJax-Element-15-Frame"/><text:bookmark text:name="MathJax-Span-59"/><text:bookmark text:name="MathJax-Span-60"/><text:bookmark text:name="MathJax-Span-61"/><text:span text:style-name="T4">18</text:span><text:span text:style-name="T3">18</text:span>, thus the output should be "<text:span text:style-name="T6">YES</text:span>"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30T16:21:51.514000000</dc:date>
    <meta:editing-duration>PT2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8" meta:word-count="248" meta:character-count="1271" meta:non-whitespace-character-count="1059"/>
  </office:meta>
</office:document-meta>
</file>